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P1" style:family="paragraph" style:parent-style-name="Standard">
      <style:text-properties officeooo:rsid="00108012" officeooo:paragraph-rsid="001080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yecto final</text:p>
      <text:p text:style-name="P1"/>
      <text:p text:style-name="P1">El dueño de un auto cinema requiere un software para controlar el acceso al lugar. Los automóviles, conforme van llegando, se les asigna un lugar en la fila para ser atendidos con ayuda de su placa.</text:p>
      <text:p text:style-name="P1">El sistema muestra la placa del automóvil en pantalla para que pase a la taquilla automática de acuerdo al turno, el conductor debe ingresar el lugar donde estará estacionado dependiendo de los lugares disponibles en una matriz de 10 * 5 que se muestra en pantalla, también ingresara la cantidad de adultos y niños que asisten en el auto, el sistema generá la cantidad que debe cobrar con la tarifa establecida, $73 por adulto y $51 por niño. La taquilla solo acepta billetes de $500, $200, $100, $50 y devuelve cambio con monedas de $10, $5, $2, $1.</text:p>
      <text:p text:style-name="P1"/>
      <text:p text:style-name="P1">Una ves que ingresaron todos los automóviles, el sistema muestra la cantidad total recaudada y los lugares ocup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30T10:54:53.758691654</meta:creation-date>
    <dc:date>2019-04-30T10:57:29.418257477</dc:date>
    <meta:editing-duration>PT2M38S</meta:editing-duration>
    <meta:editing-cycles>1</meta:editing-cycles>
    <meta:document-statistic meta:table-count="0" meta:image-count="0" meta:object-count="0" meta:page-count="1" meta:paragraph-count="4" meta:word-count="154" meta:character-count="878" meta:non-whitespace-character-count="728"/>
    <meta:generator>LibreOffice/5.2.7.2$Linux_X86_64 LibreOffice_project/20m0$Build-2</meta:generator>
  </office:meta>
</office:document-meta>
</file>